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iewsTool.configure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iewsTool.configure( ViewToolContext ct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ViewsTool.find( String name , String 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ViewsTool.find(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iewsTool.fi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